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33360512" text:id="ct3963336051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text:soft-page-break/>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xt:soft-page-break/>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text:soft-page-break/>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text:soft-page-break/>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text:soft-page-break/>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text:soft-page-break/>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text:soft-page-break/>Pokrok v oblasti proteomiky přispívá k identifikaci nových terapeutických cílů a vývoji preciznějších léčebných strategií.</text:p>
        <text:p text:style-name="List_20_2">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text:soft-page-break/>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text:soft-page-break/>pracovní zátěži.</text:p>
        <text:p text:style-name="P6"/>
        <text:p text:style-name="P6"/>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text:soft-page-break/>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text:soft-page-break/>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text:soft-page-break/>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text:soft-page-break/>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text:soft-page-break/>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text:soft-page-break/>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33360512"/></text:p>
        <text:p text:style-name="P10"><text:change-end text:change-id="ct39633360512"/></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1" fo:font-family="'Times New Roman'" style:font-style-name="Regular" style:font-family-generic="roman" style:font-pitch="variable" fo:font-size="18pt" fo:font-weight="bold"/>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6:11:58.781059000</dc:date>
    <meta:generator>LibreOffice/25.8.3.2$MacOSX_AARCH64 LibreOffice_project/8ca8d55c161d602844f5428fa4b58097424e324e</meta:generator>
    <meta:initial-creator/>
    <meta:creation-date>2025-12-28T20:01:58.000</meta:creation-date>
    <meta:keyword/>
    <meta:editing-duration>P3DT16H3M52S</meta:editing-duration>
    <meta:editing-cycles>158</meta:editing-cycles>
    <meta:document-statistic meta:table-count="1" meta:image-count="0" meta:object-count="0" meta:page-count="23" meta:paragraph-count="97" meta:word-count="2273" meta:character-count="17764" meta:non-whitespace-character-count="15600"/>
    <meta:user-defined meta:name="Category"/>
    <meta:user-defined meta:name="Company"/>
    <meta:user-defined meta:name="IndividualWorkKey"/>
    <meta:user-defined meta:name="Manager"/>
  </office:meta>
</office:document-meta>
</file>